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2">
      <style:paragraph-properties fo:margin-top="0in" fo:margin-bottom="0in" style:contextual-spacing="false"/>
    </style:style>
    <style:style style:name="P4" style:family="paragraph" style:parent-style-name="Text_20_body" style:list-style-name="L3"/>
    <style:style style:name="P5" style:family="paragraph" style:parent-style-name="Text_20_body" style:list-style-name="L3">
      <style:paragraph-properties fo:margin-top="0in" fo:margin-bottom="0in" style:contextual-spacing="false"/>
    </style:style>
    <style:style style:name="P6" style:family="paragraph" style:parent-style-name="Text_20_body" style:list-style-name="L4"/>
    <style:style style:name="P7" style:family="paragraph" style:parent-style-name="Text_20_body" style:list-style-name="L4">
      <style:paragraph-properties fo:margin-top="0in" fo:margin-bottom="0in" style:contextual-spacing="false"/>
    </style:style>
    <style:style style:name="P8" style:family="paragraph" style:parent-style-name="Text_20_body" style:list-style-name="L5"/>
    <style:style style:name="P9" style:family="paragraph" style:parent-style-name="Text_20_body" style:list-style-name="L5">
      <style:paragraph-properties fo:margin-top="0in" fo:margin-bottom="0in" style:contextual-spacing="false"/>
    </style:style>
    <style:style style:name="P10" style:family="paragraph" style:parent-style-name="Text_20_body" style:list-style-name="L6"/>
    <style:style style:name="P11" style:family="paragraph" style:parent-style-name="Text_20_body" style:list-style-name="L6">
      <style:paragraph-properties fo:margin-top="0in" fo:margin-bottom="0in" style:contextual-spacing="false"/>
    </style:style>
    <style:style style:name="P12" style:family="paragraph" style:parent-style-name="Text_20_body" style:list-style-name="L7"/>
    <style:style style:name="P13" style:family="paragraph" style:parent-style-name="Text_20_body" style:list-style-name="L8"/>
    <style:style style:name="P14" style:family="paragraph" style:parent-style-name="Text_20_body" style:list-style-name="L8">
      <style:paragraph-properties fo:margin-top="0in" fo:margin-bottom="0in" style:contextual-spacing="false"/>
    </style:style>
    <style:style style:name="P15" style:family="paragraph" style:parent-style-name="Text_20_body" style:list-style-name="L9"/>
    <style:style style:name="P16" style:family="paragraph" style:parent-style-name="Text_20_body" style:list-style-name="L9">
      <style:paragraph-properties fo:margin-top="0in" fo:margin-bottom="0in" style:contextual-spacing="false"/>
    </style:style>
    <style:style style:name="P17" style:family="paragraph" style:parent-style-name="Text_20_body" style:list-style-name="L10"/>
    <style:style style:name="P18" style:family="paragraph" style:parent-style-name="Text_20_body" style:list-style-name="L10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Nitin Kumar</text:span></text:p>
      <text:p text:style-name="Text_20_body"><text:span text:style-name="Strong_20_Emphasis">Address:</text:span> Steel Gate, Dhanbad, Jharkhand, 828127<text:line-break/><text:span text:style-name="Strong_20_Emphasis">Mobile:</text:span> +91-7280816628<text:line-break/><text:span text:style-name="Strong_20_Emphasis">Email:</text:span> 21051828@kiit.ac.in<text:line-break/><text:span text:style-name="Strong_20_Emphasis">GitHub Profile:</text:span> <text:a xlink:type="simple" xlink:href="https://github.com/Nitin04kumar" office:target-frame-name="_new" xlink:show="replace" text:style-name="Internet_20_link" text:visited-style-name="Visited_20_Internet_20_Link">https://github.com/Nitin04kumar</text:a><text:line-break/><text:span text:style-name="Strong_20_Emphasis">LinkedIn Profile:</text:span> <text:a xlink:type="simple" xlink:href="https://www.linkedin.com/in/nitin-kumar-ba8409234/" office:target-frame-name="_new" xlink:show="replace" text:style-name="Internet_20_link" text:visited-style-name="Visited_20_Internet_20_Link">https://www.linkedin.com/in/nitin-kumar-ba8409234/</text:a></text:p>
      <text:p text:style-name="Horizontal_20_Line"/>
      <text:h text:style-name="Heading_20_3" text:outline-level="3">Personal Summary</text:h>
      <text:p text:style-name="Text_20_body">Organized and dependable candidate with a successful track record of managing multiple priorities with a positive attitude. Eager to take on added responsibilities to meet team goals and drive success.</text:p>
      <text:h text:style-name="Heading_20_3" text:outline-level="3">Education</text:h>
      <text:p text:style-name="Text_20_body"><text:span text:style-name="Strong_20_Emphasis">Kalinga Institute of Industrial Technology, Bhubaneswar</text:span><text:line-break/>B.Tech. in Computer Science and Engineering (2021–2025) | CGPA: 8.10</text:p>
      <text:p text:style-name="Text_20_body"><text:span text:style-name="Strong_20_Emphasis">Delhi Public School, Dhanbad</text:span><text:line-break/>Intermediate (12th) (2019–2021) | Percentage: 83.2%<text:line-break/>Matriculation (10th) (2007–2019) | Percentage: 83.3%</text:p>
      <text:h text:style-name="Heading_20_3" text:outline-level="3">Training and Experience</text:h>
      <text:p text:style-name="Text_20_body"><text:span text:style-name="Strong_20_Emphasis">Salesforce Developer Virtual Internship</text:span></text:p>
      <text:list text:style-name="L1">
        <text:list-item>
          <text:p text:style-name="P1">[Salesforce Fundamentals, Organizational Setup, Relationship and Process Automation, Types of Flows and Security, Apex, Testing, and Debugging]</text:p>
        </text:list-item>
      </text:list>
      <text:h text:style-name="Heading_20_3" text:outline-level="3">Projects</text:h>
      <text:p text:style-name="Text_20_body"><text:span text:style-name="Strong_20_Emphasis">Sign-Language-To-Speech</text:span></text:p>
      <text:list text:style-name="L2">
        <text:list-item>
          <text:p text:style-name="P3">Technologies: Python, TensorFlow, Keras, NumPy, OpenCV, pyttsx3</text:p>
        </text:list-item>
        <text:list-item>
          <text:p text:style-name="P2">Developed a real-time sign language translation model focusing on finger spelling gestures using machine learning and computer vision techniques.</text:p>
        </text:list-item>
      </text:list>
      <text:h text:style-name="Heading_20_3" text:outline-level="3">Skills</text:h>
      <text:list text:style-name="L3">
        <text:list-item>
          <text:p text:style-name="P5">Programming Languages: C, C++, Java, Python</text:p>
        </text:list-item>
        <text:list-item>
          <text:p text:style-name="P5">Web Development: HTML, CSS, JS</text:p>
        </text:list-item>
        <text:list-item>
          <text:p text:style-name="P5">Databases: SQL, PL/SQL, RDBMS</text:p>
        </text:list-item>
        <text:list-item>
          <text:p text:style-name="P5">Python Libraries: TensorFlow, Keras, Matplotlib, NumPy, Pandas, OpenCV</text:p>
        </text:list-item>
        <text:list-item>
          <text:p text:style-name="P4">Coursework: DSA, Data Analytics, OOP, DBMS, Big Data, SPM, AI, ML</text:p>
        </text:list-item>
      </text:list>
      <text:h text:style-name="Heading_20_3" text:outline-level="3">Certificates</text:h>
      <text:list text:style-name="L4">
        <text:list-item>
          <text:p text:style-name="P7">IBM: Python for Data Science, AI, and Development [Link] (12/06/2024)</text:p>
        </text:list-item>
        <text:list-item>
          <text:p text:style-name="P7">IBM: Developing Front-End Apps with React [Link] (02/06/2024)</text:p>
        </text:list-item>
        <text:list-item>
          <text:p text:style-name="P7">Internshala: Web Development Training [Link] (11/02/2023)</text:p>
        </text:list-item>
        <text:list-item>
          <text:p text:style-name="P7"><text:soft-page-break/>ExcelR: Cloud Computing and DevOps [Link] (04/01/2024)</text:p>
        </text:list-item>
        <text:list-item>
          <text:p text:style-name="P6">AWS Academy: Cloud Architecting [Link] (20/03/2024)</text:p>
        </text:list-item>
      </text:list>
      <text:h text:style-name="Heading_20_3" text:outline-level="3">Extracurricular Activity</text:h>
      <text:p text:style-name="Text_20_body"><text:span text:style-name="Strong_20_Emphasis">Chess Player</text:span></text:p>
      <text:list text:style-name="L5">
        <text:list-item>
          <text:p text:style-name="P9">Achieved 3 gold, 2 silver, and 3 bronze medals in East Zone championships</text:p>
        </text:list-item>
        <text:list-item>
          <text:p text:style-name="P9">Competed at the national level nine times</text:p>
        </text:list-item>
        <text:list-item>
          <text:p text:style-name="P8">Earned multiple district and state-level championships and accolades in chess</text:p>
        </text:list-item>
      </text:list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3T18:27:20.663256750</meta:creation-date>
    <meta:print-date>2024-07-03T19:40:31.080819696</meta:print-date>
    <meta:printed-by>PDF files</meta:printed-by>
    <dc:date>2024-07-03T19:58:38.186127767</dc:date>
    <meta:editing-duration>PT7M54S</meta:editing-duration>
    <meta:editing-cycles>1</meta:editing-cycles>
    <meta:document-statistic meta:table-count="0" meta:image-count="0" meta:object-count="0" meta:page-count="2" meta:paragraph-count="31" meta:word-count="261" meta:character-count="1942" meta:non-whitespace-character-count="1731"/>
    <meta:generator>LibreOffice/24.2.3.2$Linux_X86_64 LibreOffice_project/420$Build-2</meta:generator>
  </office:meta>
</office:document-meta>
</file>